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yl1">
      <style:paragraph-properties fo:line-height="100%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6pt" fo:font-weight="bold" style:font-size-asian="16pt" style:font-weight-asian="bold" style:font-name-complex="Aptos1" style:font-size-complex="16pt"/>
    </style:style>
    <style:style style:name="P5" style:family="paragraph" style:parent-style-name="Heading_20_2" style:list-style-name="WWNum14"/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List_20_Paragraph" style:list-style-name="WWNum15"/>
    <style:style style:name="P8" style:family="paragraph" style:parent-style-name="List_20_Paragraph" style:list-style-name="WWNum16"/>
    <style:style style:name="P9" style:family="paragraph" style:parent-style-name="List_20_Paragraph" style:list-style-name="WWNum18"/>
    <style:style style:name="P10" style:family="paragraph" style:parent-style-name="List_20_Paragraph" style:list-style-name="WWNum5"/>
    <style:style style:name="P11" style:family="paragraph" style:parent-style-name="Normal_20__28_Web_29_" style:list-style-name="WWNum8">
      <style:paragraph-properties fo:margin-top="0.1945in" fo:margin-bottom="0in" style:contextual-spacing="false"/>
    </style:style>
    <style:style style:name="P12" style:family="paragraph" style:parent-style-name="Normal_20__28_Web_29_" style:list-style-name="WWNum8">
      <style:paragraph-properties fo:margin-top="0in" fo:margin-bottom="0in" style:contextual-spacing="false"/>
    </style:style>
    <style:style style:name="P13" style:family="paragraph" style:parent-style-name="Normal_20__28_Web_29_" style:list-style-name="WWNum8">
      <style:paragraph-properties fo:margin-top="0in" fo:margin-bottom="0.1945in" style:contextual-spacing="false"/>
    </style:style>
    <style:style style:name="P14" style:family="paragraph" style:parent-style-name="Normal_20__28_Web_29_" style:list-style-name="WWNum9">
      <style:paragraph-properties fo:margin-top="0.1945in" fo:margin-bottom="0in" style:contextual-spacing="false"/>
    </style:style>
    <style:style style:name="P15" style:family="paragraph" style:parent-style-name="Normal_20__28_Web_29_" style:list-style-name="WWNum9">
      <style:paragraph-properties fo:margin-top="0in" fo:margin-bottom="0in" style:contextual-spacing="false"/>
    </style:style>
    <style:style style:name="P16" style:family="paragraph" style:parent-style-name="Normal_20__28_Web_29_" style:list-style-name="WWNum9">
      <style:paragraph-properties fo:margin-top="0in" fo:margin-bottom="0.1945in" style:contextual-spacing="false"/>
    </style:style>
    <style:style style:name="P17" style:family="paragraph" style:parent-style-name="List_20_Paragraph" style:list-style-name="WWNum20"/>
    <style:style style:name="P18" style:family="paragraph" style:parent-style-name="Normal_20__28_Web_29_" style:list-style-name="WWNum12">
      <style:paragraph-properties fo:margin-top="0.1945in" fo:margin-bottom="0in" style:contextual-spacing="false"/>
    </style:style>
    <style:style style:name="P19" style:family="paragraph" style:parent-style-name="Normal_20__28_Web_29_" style:list-style-name="WWNum12">
      <style:paragraph-properties fo:margin-top="0in" fo:margin-bottom="0in" style:contextual-spacing="false"/>
    </style:style>
    <style:style style:name="P20" style:family="paragraph" style:parent-style-name="Standard" style:list-style-name="WWNum12"/>
    <style:style style:name="P21" style:family="paragraph" style:parent-style-name="List_20_Paragraph" style:list-style-name="WWNum22"/>
    <style:style style:name="P22" style:family="paragraph" style:parent-style-name="List_20_Paragraph">
      <style:paragraph-properties fo:margin-left="1in"/>
      <style:text-properties style:font-name="Calibri" style:font-name-complex="Calibri1"/>
    </style:style>
    <style:style style:name="P23" style:family="paragraph" style:parent-style-name="Standard">
      <style:text-properties style:font-name="Calibri" style:font-name-complex="Calibri1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weight="bold" style:font-weight-asian="bold" style:font-family-complex="'Aptos Display'" style:font-family-generic-complex="system" style:font-pitch-complex="variable"/>
    </style:style>
    <style:style style:name="T3" style:family="text">
      <style:text-properties style:use-window-font-color="true" loext:opacity="0%" style:font-family-complex="'Aptos Display'" style:font-family-generic-complex="system" style:font-pitch-complex="variable"/>
    </style:style>
    <style:style style:name="T4" style:family="text">
      <style:text-properties style:use-window-font-color="true" loext:opacity="0%" style:font-name="Aptos" fo:font-weight="bold" style:font-weight-asian="bold" style:font-name-complex="Aptos1"/>
    </style:style>
    <style:style style:name="T5" style:family="text">
      <style:text-properties style:use-window-font-color="true" loext:opacity="0%" style:font-name="Aptos" fo:background-color="#ffff00" loext:char-shading-value="0" style:font-name-complex="Aptos1"/>
    </style:style>
    <style:style style:name="T6" style:family="text">
      <style:text-properties style:use-window-font-color="true" loext:opacity="0%" style:font-name="Aptos" fo:font-weight="bold" fo:background-color="#ffff00" loext:char-shading-value="0" style:font-weight-asian="bold" style:font-name-complex="Aptos1"/>
    </style:style>
    <style:style style:name="T7" style:family="text">
      <style:text-properties fo:font-size="16pt" fo:font-weight="bold" style:font-size-asian="16pt" style:font-weight-asian="bold" style:font-name-complex="Aptos1" style:font-size-complex="16pt"/>
    </style:style>
    <style:style style:name="T8" style:family="text">
      <style:text-properties fo:font-size="16pt" style:font-size-asian="16pt" style:font-name-complex="Aptos1" style:font-size-complex="16pt"/>
    </style:style>
    <style:style style:name="T9" style:family="text">
      <style:text-properties style:use-window-font-color="true" loext:opacity="0%"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10" style:family="text">
      <style:text-properties style:font-name="Calibri" style:font-name-complex="Calibri1"/>
    </style:style>
    <style:style style:name="T11" style:family="text">
      <style:text-properties style:font-name="Calibri" fo:font-weight="bold" style:font-weight-asian="bold" style:font-name-complex="Calibri1" style:font-weight-complex="bold"/>
    </style:style>
    <style:style style:name="T12" style:family="text">
      <style:text-properties style:font-name="Calibri" fo:font-weight="bold" fo:background-color="#ffff00" loext:char-shading-value="0" style:font-weight-asian="bold" style:font-name-complex="Calibri1" style:font-weight-complex="bold"/>
    </style:style>
    <style:style style:name="T13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14" style:family="text">
      <style:text-properties style:font-name="Calibri" fo:font-weight="bold" style:font-weight-asian="bold" style:font-name-complex="Calibri1"/>
    </style:style>
    <style:style style:name="T15" style:family="text">
      <style:text-properties style:font-name="Calibri" fo:font-weight="bold" officeooo:rsid="000f7a8c" style:font-weight-asian="bold" style:font-name-complex="Calibri1" style:font-weight-complex="bold"/>
    </style:style>
    <style:style style:name="T16" style:family="text">
      <style:text-properties style:font-name="Calibri" fo:font-size="11pt" style:font-size-asian="11pt" style:font-name-complex="Calibri1" style:font-size-complex="11pt"/>
    </style:style>
    <style:style style:name="T17" style:family="text">
      <style:text-properties style:font-name="Calibri" style:text-underline-style="solid" style:text-underline-width="auto" style:text-underline-color="font-color" fo:font-weight="bold" style:font-weight-asian="bold" style:font-name-complex="Calibri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3. <text:span text:style-name="T1">SPRÁVA UŽIVATELŮ</text:span><text:span text:style-name="T1"/></text:h>
      <text:h text:style-name="P2" text:outline-level="2" loext:marker-style-name="T2"><text:span text:style-name="T3">* nepovinné informace</text:span><text:span text:style-name="T2"/></text:h>
      <text:h text:style-name="P2" text:outline-level="2" loext:marker-style-name="T4"><text:span text:style-name="T5">důležité informace</text:span><text:span text:style-name="T6"/></text:h>
      <text:p text:style-name="P3" loext:marker-style-name="T7"><text:span text:style-name="T8">*</text:span><text:span text:style-name="T7"> důležité informace v nepovinné sekci dokumentu</text:span></text:p>
      <text:p text:style-name="P4" loext:marker-style-name="T7"/>
      <text:list xml:id="list425495648" text:style-name="WWNum14">
        <text:list-item>
          <text:list>
            <text:list-item>
              <text:h text:style-name="P5" text:outline-level="2" loext:marker-style-name="T9"><text:span text:style-name="T9">Význam</text:span><text:span text:style-name="T9"/></text:h>
            </text:list-item>
          </text:list>
        </text:list-item>
      </text:list>
      <text:h text:style-name="P6" text:outline-level="3" loext:marker-style-name="T10"><text:span text:style-name="T10">VYSVĚTLENÍ</text:span><text:span text:style-name="T10"/></text:h>
      <text:p text:style-name="Standard" loext:marker-style-name="T10"><text:span text:style-name="T11">Správa uživatelů</text:span><text:span text:style-name="T10"> je </text:span><text:span text:style-name="T12">zásadní pro bezpečnost, organizaci a řízení přístupu v operačních systémech.</text:span></text:p>
      <text:p text:style-name="Standard" loext:marker-style-name="T13"><text:span text:style-name="T13">Hlavní funkce:</text:span><text:span text:style-name="T13"/></text:p>
      <text:list text:style-name="WWNum15">
        <text:list-item>
          <text:p text:style-name="P7" loext:marker-style-name="T10"><text:span text:style-name="T10">Přidělování oprávnění a správa přístupu k souborům a službám.</text:span><text:span text:style-name="T10"/></text:p>
        </text:list-item>
        <text:list-item>
          <text:p text:style-name="P7" loext:marker-style-name="T10"><text:span text:style-name="T10">Zajištění, že každý uživatel má přístup pouze ke svým zdrojům.</text:span><text:span text:style-name="T10"/></text:p>
        </text:list-item>
        <text:list-item>
          <text:p text:style-name="P7" loext:marker-style-name="T10"><text:span text:style-name="T10">Zvýšení bezpečnosti systému.</text:span><text:span text:style-name="T10"/></text:p>
        </text:list-item>
        <text:list-item>
          <text:p text:style-name="P7" loext:marker-style-name="T10"><text:span text:style-name="T10">Možnost sledování činností jednotlivých uživatelů pomocí logování.</text:span><text:span text:style-name="T10"/></text:p>
        </text:list-item>
      </text:list>
      <text:list xml:id="list84720361980110" text:continue-list="list425495648" text:style-name="WWNum14">
        <text:list-item>
          <text:list>
            <text:list-item>
              <text:h text:style-name="P5" text:outline-level="2" loext:marker-style-name="T9"><text:span text:style-name="T9">Typy uživatelů v Linuxu</text:span><text:span text:style-name="T9"/></text:h>
            </text:list-item>
          </text:list>
        </text:list-item>
      </text:list>
      <text:list text:style-name="WWNum16">
        <text:list-item>
          <text:p text:style-name="P8" loext:marker-style-name="T10"><text:span text:style-name="T11">Root (superuživatel):</text:span><text:span text:style-name="T10"> Má neomezený přístup k celému systému a může provádět jakékoliv změny.</text:span></text:p>
        </text:list-item>
        <text:list-item>
          <text:p text:style-name="P8" loext:marker-style-name="T10"><text:span text:style-name="T11">Systémoví uživatelé:</text:span><text:span text:style-name="T10"> Používáni pro běh specifických služeb (např. Apache, MySQL).</text:span></text:p>
        </text:list-item>
        <text:list-item>
          <text:p text:style-name="P8" loext:marker-style-name="T10"><text:span text:style-name="T11">Běžní uživatelé:</text:span><text:span text:style-name="T10"> Mají omezená práva, přístup pouze ke svým souborům a nastavením.</text:span></text:p>
        </text:list-item>
        <text:list-item>
          <text:p text:style-name="P8" loext:marker-style-name="T10"><text:span text:style-name="T11">Hosté:</text:span><text:span text:style-name="T10"> Dočasní uživatelé s velmi omezenými oprávněními</text:span></text:p>
        </text:list-item>
        <text:list-item>
          <text:p text:style-name="P8" loext:marker-style-name="T10"><text:span text:style-name="T11">Hostovaní uživatelů</text:span><text:span text:style-name="T10"> – přístup na </text:span><text:span text:style-name="T11">PC</text:span><text:span text:style-name="T10"> pomocí </text:span><text:span text:style-name="T11">SSH</text:span><text:span text:style-name="T10"> nebo </text:span><text:span text:style-name="T11">FTP</text:span></text:p>
        </text:list-item>
      </text:list>
      <text:list xml:id="list84721005802886" text:continue-list="list84720361980110" text:style-name="WWNum14">
        <text:list-item>
          <text:list>
            <text:list-item>
              <text:h text:style-name="P5" text:outline-level="2" loext:marker-style-name="T9"><text:span text:style-name="T9">Skupiny uživatelů</text:span></text:h>
            </text:list-item>
          </text:list>
        </text:list-item>
      </text:list>
      <text:p text:style-name="Standard" loext:marker-style-name="T10"><text:span text:style-name="T11">Skupiny</text:span><text:span text:style-name="T10"> umožňují </text:span><text:span text:style-name="T12">snadnější správu oprávnění</text:span><text:span text:style-name="T10"> tím, že se místo jednotlivých uživatelů </text:span><text:span text:style-name="T12">přiřazují práva celé skupině</text:span><text:span text:style-name="T10">.</text:span></text:p>
      <text:list text:style-name="WWNum18">
        <text:list-item>
          <text:p text:style-name="P9" loext:marker-style-name="T10"><text:span text:style-name="T10">Sdílený přístup k souborům a službám.</text:span><text:span text:style-name="T10"/></text:p>
        </text:list-item>
        <text:list-item>
          <text:p text:style-name="P9" loext:marker-style-name="T10"><text:span text:style-name="T10">Týmové projekty, kde skupina vývojářů má přístup k určité složce.</text:span><text:span text:style-name="T10"/></text:p>
        </text:list-item>
        <text:list-item>
          <text:p text:style-name="P9" loext:marker-style-name="T10"><text:span text:style-name="T10">Omezení přístupu na základě pracovního zařazení.</text:span><text:span text:style-name="T10"/></text:p>
        </text:list-item>
      </text:list>
      <text:list xml:id="list84720974911415" text:continue-list="list84721005802886" text:style-name="WWNum14">
        <text:list-item>
          <text:list>
            <text:list-item>
              <text:list>
                <text:list-item>
                  <text:h text:style-name="P5" text:outline-level="2" loext:marker-style-name="T9"><text:span text:style-name="T9">Skupiny ve Windows</text:span><text:span text:style-name="T9"/></text:h>
                </text:list-item>
              </text:list>
            </text:list-item>
          </text:list>
        </text:list-item>
      </text:list>
      <text:list text:style-name="WWNum5">
        <text:list-item>
          <text:p text:style-name="P10" loext:marker-style-name="T11"><text:span text:style-name="T11">Lokální, doménové, administrátor</text:span><text:span text:style-name="T11"/></text:p>
        </text:list-item>
        <text:list-item>
          <text:p text:style-name="P10" loext:marker-style-name="T10"><text:span text:style-name="T11">Windows Domain Group Policy</text:span><text:span text:style-name="T10"> – nástroj, umožňující centralizovanoui správu pro uži. účty</text:span></text:p>
        </text:list-item>
      </text:list>
      <text:list text:continue-list="list84720974911415" text:style-name="WWNum14">
        <text:list-item>
          <text:list>
            <text:list-item>
              <text:h text:style-name="P5" text:outline-level="2" loext:marker-style-name="T9"><text:span text:style-name="T9">Kde jsou informace o uživatelích uloženy v Linuxu</text:span><text:span text:style-name="T9"/></text:h>
            </text:list-item>
          </text:list>
        </text:list-item>
      </text:list>
      <text:p text:style-name="Standard" loext:marker-style-name="T11"><text:span text:style-name="T14">/etc/passwd</text:span><text:span text:style-name="T10"> – </text:span><text:span text:style-name="T11">textový soubor</text:span><text:span text:style-name="T10"> v </text:span><text:span text:style-name="T11">Unixu</text:span><text:span text:style-name="T15">;</text:span><text:span text:style-name="T10"> </text:span><text:span text:style-name="T11">informace</text:span><text:span text:style-name="T10"> o </text:span><text:span text:style-name="T11">uži</text:span><text:span text:style-name="T15">vatelských</text:span><text:span text:style-name="T11"> účtech</text:span></text:p>
      <text:p text:style-name="Standard" loext:marker-style-name="T11"><text:span text:style-name="T11">/etc/groups</text:span><text:span text:style-name="T10"> – </text:span><text:span text:style-name="T11">textový soubor</text:span><text:span text:style-name="T10"> v </text:span><text:span text:style-name="T11">Unixu;</text:span><text:span text:style-name="T10"> <text:s/></text:span><text:span text:style-name="T11">informace</text:span><text:span text:style-name="T10"> o </text:span><text:span text:style-name="T11">skupinách uživatelů.</text:span></text:p>
      <text:p text:style-name="Standard" loext:marker-style-name="T11"><text:span text:style-name="Strong_20_Emphasis"><text:span text:style-name="T10">/etc/shadow</text:span></text:span><text:span text:style-name="T10"> – Ukládá hesla v zašifrované formě.</text:span></text:p>
      <text:list xml:id="list84722127377920" text:continue-numbering="true" text:style-name="WWNum14">
        <text:list-item>
          <text:list>
            <text:list-item>
              <text:h text:style-name="P5" text:outline-level="2" loext:marker-style-name="T9"><text:span text:style-name="T9">Práva uživatelů a skupin k souborům a složkám</text:span><text:span text:style-name="T9"/></text:h>
            </text:list-item>
          </text:list>
        </text:list-item>
      </text:list>
      <text:p text:style-name="Standard" loext:marker-style-name="T13"><text:span text:style-name="T13">Základní práva:</text:span><text:span text:style-name="T13"/></text:p>
      <text:list text:style-name="WWNum8">
        <text:list-item>
          <text:p text:style-name="P11" loext:marker-style-name="T16"><text:soft-page-break/><text:span text:style-name="Strong_20_Emphasis"><text:span text:style-name="T16">r (read)</text:span></text:span><text:span text:style-name="T16"> – Čtení souboru nebo seznamu složek.</text:span></text:p>
        </text:list-item>
        <text:list-item>
          <text:p text:style-name="P12" loext:marker-style-name="T16"><text:span text:style-name="Strong_20_Emphasis"><text:span text:style-name="T16">w (write)</text:span></text:span><text:span text:style-name="T16"> – Zápis do souboru nebo modifikace složky.</text:span></text:p>
        </text:list-item>
        <text:list-item>
          <text:p text:style-name="P13" loext:marker-style-name="T16"><text:span text:style-name="Strong_20_Emphasis"><text:span text:style-name="T16">x (execute)</text:span></text:span><text:span text:style-name="T16"> – Spuštění souboru nebo přístup ke složce.</text:span></text:p>
        </text:list-item>
      </text:list>
      <text:p text:style-name="Standard" loext:marker-style-name="T13"><text:span text:style-name="T13">Rozšířená práva:</text:span><text:span text:style-name="T13"/></text:p>
      <text:list text:style-name="WWNum9">
        <text:list-item>
          <text:p text:style-name="P14" loext:marker-style-name="T16"><text:span text:style-name="Strong_20_Emphasis"><text:span text:style-name="T16">SUID</text:span></text:span><text:span text:style-name="T16"> – Program se spustí s oprávněními vlastníka souboru.</text:span></text:p>
        </text:list-item>
        <text:list-item>
          <text:p text:style-name="P15" loext:marker-style-name="T16"><text:span text:style-name="Strong_20_Emphasis"><text:span text:style-name="T16">SGID</text:span></text:span><text:span text:style-name="T16"> – Program se spustí s oprávněními skupiny.</text:span></text:p>
        </text:list-item>
        <text:list-item>
          <text:p text:style-name="P16" loext:marker-style-name="T16"><text:span text:style-name="Strong_20_Emphasis"><text:span text:style-name="T16">Sticky bit</text:span></text:span><text:span text:style-name="T16"> – Pouze vlastník nebo root může soubory mazat.</text:span></text:p>
        </text:list-item>
      </text:list>
      <text:p text:style-name="Standard" loext:marker-style-name="T13"><text:span text:style-name="T13">Nastavení a změna práv</text:span><text:span text:style-name="T13"/></text:p>
      <text:list text:style-name="WWNum20">
        <text:list-item>
          <text:p text:style-name="P17" loext:marker-style-name="T10"><text:span text:style-name="T11">Symbolická forma:</text:span><text:span text:style-name="T10"> chmod u+r file.txt (přidání práva čtení pro uživatele).</text:span></text:p>
        </text:list-item>
        <text:list-item>
          <text:p text:style-name="P17" loext:marker-style-name="T10"><text:span text:style-name="T11">Číselná forma:</text:span><text:span text:style-name="T10"> chmod 755 file.txt (uživatel má plná práva, skupina a ostatní mají pouze čtení a spouštění).</text:span></text:p>
        </text:list-item>
        <text:list-item>
          <text:p text:style-name="P17" loext:marker-style-name="T10"><text:span text:style-name="T11">Změna vlastníka:</text:span><text:span text:style-name="T10"> chown user:group file.txt</text:span></text:p>
        </text:list-item>
        <text:list-item>
          <text:p text:style-name="P17" loext:marker-style-name="T10"><text:span text:style-name="T11">Změna skupiny:</text:span><text:span text:style-name="T10"> chgrp groupname file.txt</text:span></text:p>
        </text:list-item>
      </text:list>
      <text:list xml:id="list84720949222319" text:continue-list="list84722127377920" text:style-name="WWNum14">
        <text:list-item>
          <text:list>
            <text:list-item>
              <text:h text:style-name="P5" text:outline-level="2" loext:marker-style-name="T9"><text:span text:style-name="T9">Rozšířený systém práv (ACL – access control lists)</text:span></text:h>
            </text:list-item>
          </text:list>
        </text:list-item>
      </text:list>
      <text:p text:style-name="Standard" loext:marker-style-name="T10"><text:span text:style-name="T11">ACL</text:span><text:span text:style-name="T10"> umožňuje </text:span><text:span text:style-name="T12">flexibilnější správu práv nad rámec základního systému RWX.</text:span></text:p>
      <text:list text:style-name="WWNum12">
        <text:list-item>
          <text:p text:style-name="P18" loext:marker-style-name="T16"><text:span text:style-name="Strong_20_Emphasis"><text:span text:style-name="T16">Zobrazení ACL:</text:span></text:span><text:span text:style-name="T16"> </text:span><text:span text:style-name="HTML_20_Code"><text:span text:style-name="T16">getfacl filename</text:span></text:span></text:p>
        </text:list-item>
        <text:list-item>
          <text:p text:style-name="P19" loext:marker-style-name="T16"><text:span text:style-name="Strong_20_Emphasis"><text:span text:style-name="T16">Nastavení ACL:</text:span></text:span><text:span text:style-name="T16"> </text:span><text:span text:style-name="HTML_20_Code"><text:span text:style-name="T16">setfacl -m u:username:rwx filename</text:span></text:span></text:p>
        </text:list-item>
        <text:list-item>
          <text:p text:style-name="P19" loext:marker-style-name="T16"><text:span text:style-name="Strong_20_Emphasis"><text:span text:style-name="T16">Odebrání ACL:</text:span></text:span><text:span text:style-name="T16"> </text:span><text:span text:style-name="HTML_20_Code"><text:span text:style-name="T16">setfacl -x u:username filename</text:span></text:span></text:p>
        </text:list-item>
        <text:list-item>
          <text:p text:style-name="P20" loext:marker-style-name="T10"><text:span text:style-name="T11">Resetování ACL:</text:span><text:span text:style-name="T10"> setfacl -b filename</text:span></text:p>
        </text:list-item>
      </text:list>
      <text:list text:continue-list="list84720949222319" text:style-name="WWNum14">
        <text:list-item>
          <text:list>
            <text:list-item>
              <text:h text:style-name="P5" text:outline-level="2" loext:marker-style-name="T9"><text:span text:style-name="T9">Globální uživatelé a skupiny (centrální správa)</text:span><text:span text:style-name="T9"/></text:h>
            </text:list-item>
          </text:list>
        </text:list-item>
      </text:list>
      <text:list text:style-name="WWNum22">
        <text:list-item>
          <text:p text:style-name="P21" loext:marker-style-name="T10"><text:span text:style-name="T11">LDAP (Lightweight Directory Access Protocol)</text:span><text:span text:style-name="T10"> – používaný pro centrální správu uživatelů a skupin.</text:span></text:p>
        </text:list-item>
        <text:list-item>
          <text:p text:style-name="P21" loext:marker-style-name="T11"><text:span text:style-name="T11">Windows </text:span><text:span text:style-name="T17">Active Directory</text:span><text:span text:style-name="T11"> (AD):</text:span></text:p>
          <text:list>
            <text:list-item>
              <text:p text:style-name="P21" loext:marker-style-name="T10"><text:span text:style-name="T10">Systém pro správu uživatelů a skupin v podnikových sítích.</text:span><text:span text:style-name="T10"/></text:p>
            </text:list-item>
            <text:list-item>
              <text:p text:style-name="P21" loext:marker-style-name="T10"><text:span text:style-name="T10">Spravuje autentizaci a autorizaci.</text:span><text:span text:style-name="T10"/></text:p>
            </text:list-item>
            <text:list-item>
              <text:p text:style-name="P21" loext:marker-style-name="T10"><text:span text:style-name="T10">Umožňuje jednotné přihlášení k síťovým službám.</text:span><text:span text:style-name="T10"/></text:p>
            </text:list-item>
          </text:list>
        </text:list-item>
      </text:list>
      <text:p text:style-name="P22" loext:marker-style-name="T10"/>
      <text:list text:continue-numbering="true" text:style-name="WWNum22">
        <text:list-item>
          <text:p text:style-name="P21" loext:marker-style-name="T11"><text:span text:style-name="T11">Kerberos – protokol pro ověřování uživatelů v síti.</text:span><text:span text:style-name="T11"/></text:p>
        </text:list-item>
      </text:list>
      <text:p text:style-name="P23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Aptos" fo:font-family="Aptos" style:font-family-generic="roman" style:font-pitch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Aptos" fo:font-family="Aptos" style:font-family-generic="roman" style:font-pitch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Aptos" fo:font-family="Aptos" style:font-family-generic="roman" style:font-pitch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Aptos" fo:font-family="Aptos" style:font-family-generic="roman" style:font-pitch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Aptos" fo:font-family="Aptos" style:font-family-generic="roman" style:font-pitch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Aptos" fo:font-family="Aptos" style:font-family-generic="roman" style:font-pitch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Aptos" fo:font-family="Aptos" style:font-family-generic="roman" style:font-pitch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Aptos" fo:font-family="Aptos" style:font-family-generic="roman" style:font-pitch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Aptos" fo:font-family="Aptos" style:font-family-generic="roman" style:font-pitch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Aptos" fo:font-family="Aptos" style:font-family-generic="roman" style:font-pitch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Aptos" fo:font-family="Aptos" style:font-family-generic="roman" style:font-pitch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 text:start-value="3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9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máš Ryba</meta:initial-creator>
    <meta:editing-cycles>6</meta:editing-cycles>
    <meta:print-date>2025-03-20T13:16:00</meta:print-date>
    <meta:creation-date>2025-03-15T13:43:00</meta:creation-date>
    <dc:date>2026-04-16T08:47:19.965908744</dc:date>
    <meta:editing-duration>PT6M37S</meta:editing-duration>
    <meta:generator>LibreOffice/26.2.2.2$Linux_X86_64 LibreOffice_project/620$Build-2</meta:generator>
    <meta:document-statistic meta:table-count="0" meta:image-count="0" meta:object-count="0" meta:page-count="2" meta:paragraph-count="57" meta:word-count="432" meta:character-count="2865" meta:non-whitespace-character-count="2517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